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0c31e" officeooo:paragraph-rsid="0010c31e"/>
    </style:style>
    <style:style style:name="P3" style:family="paragraph" style:parent-style-name="Preformatted_20_Text">
      <style:text-properties officeooo:paragraph-rsid="0010c31e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0c31e"/>
    </style:style>
    <style:style style:name="P5" style:family="paragraph" style:parent-style-name="Preformatted_20_Text">
      <style:text-properties officeooo:rsid="001263da" officeooo:paragraph-rsid="001263da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rsid="001263da" officeooo:paragraph-rsid="001263da"/>
    </style:style>
    <style:style style:name="P7" style:family="paragraph" style:parent-style-name="Preformatted_20_Text">
      <style:text-properties officeooo:paragraph-rsid="001263da"/>
    </style:style>
    <style:style style:name="P8" style:family="paragraph" style:parent-style-name="Preformatted_20_Text">
      <style:text-properties officeooo:rsid="0012bfc7" officeooo:paragraph-rsid="0012bfc7"/>
    </style:style>
    <style:style style:name="P9" style:family="paragraph" style:parent-style-name="Standard">
      <style:text-properties officeooo:rsid="0010c31e" officeooo:paragraph-rsid="0010c31e"/>
    </style:style>
    <style:style style:name="P10" style:family="paragraph" style:parent-style-name="Standard">
      <style:text-properties officeooo:rsid="001263da" officeooo:paragraph-rsid="001263da"/>
    </style:style>
    <style:style style:name="T1" style:family="text">
      <style:text-properties officeooo:rsid="001263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CL COMMANDS</text:p>
      <text:p text:style-name="P9">1.</text:p>
      <text:p text:style-name="P2">create table Order_details(order_id int primary key,product_name varchar(20),order_no int,order_date date);</text:p>
      <text:p text:style-name="Preformatted_20_Text">Query OK, 0 rows affected (0.08 sec)</text:p>
      <text:p text:style-name="Preformatted_20_Text"/>
      <text:p text:style-name="Preformatted_20_Text">mysql&gt; desc Order_details;</text:p>
      <text:p text:style-name="Preformatted_20_Text">+--------------+-------------+------+-----+---------+-------+</text:p>
      <text:p text:style-name="Preformatted_20_Text">| Field <text:s text:c="7"/>| Type <text:s text:c="7"/>| Null | Key | Default | Extra |</text:p>
      <text:p text:style-name="Preformatted_20_Text">+--------------+-------------+------+-----+---------+-------+</text:p>
      <text:p text:style-name="Preformatted_20_Text">| order_id <text:s text:c="4"/>| int <text:s text:c="8"/>| NO <text:s text:c="2"/>| PRI | NULL <text:s text:c="3"/>| <text:s text:c="6"/>|</text:p>
      <text:p text:style-name="Preformatted_20_Text">| product_name | varchar(20) | YES <text:s/>| <text:s text:c="4"/>| NULL <text:s text:c="3"/>| <text:s text:c="6"/>|</text:p>
      <text:p text:style-name="Preformatted_20_Text">| order_no <text:s text:c="4"/>| int <text:s text:c="8"/>| YES <text:s/>| <text:s text:c="4"/>| NULL <text:s text:c="3"/>| <text:s text:c="6"/>|</text:p>
      <text:p text:style-name="P3">| order_date <text:s text:c="2"/>| date <text:s text:c="7"/>| YES <text:s/>| <text:s text:c="4"/>| NULL <text:s text:c="3"/>| <text:s text:c="6"/>|</text:p>
      <text:p text:style-name="P3">+--------------+-------------+------+-----+---------+-------+</text:p>
      <text:p text:style-name="P4">4 rows in set (0.00 sec)</text:p>
      <text:p text:style-name="P9">2.</text:p>
      <text:p text:style-name="P2">START TRANSACTION;</text:p>
      <text:p text:style-name="P1">Query OK, 0 rows affected (0.00 sec)</text:p>
      <text:p text:style-name="P2">INSERT INTO Order_details VALUES(6,&amp;apos;Printer&amp;apos;,502,&amp;apos;203-01-03&amp;apos;),(7,&amp;apos;Scanner&amp;apos;,500,&amp;apos;2001-03-02&amp;apos;);</text:p>
      <text:p text:style-name="P1">Query OK, 2 rows affected (0.00 sec)</text:p>
      <text:p text:style-name="P10">3.</text:p>
      <text:p text:style-name="P5">SELECT * FROM Order_details;</text:p>
      <text:p text:style-name="Preformatted_20_Text">+----------+--------------+----------+------------+</text:p>
      <text:p text:style-name="Preformatted_20_Text">| order_id | product_name | order_no | order_date |</text:p>
      <text:p text:style-name="Preformatted_20_Text">+----------+--------------+----------+------------+</text:p>
      <text:p text:style-name="Preformatted_20_Text">| <text:s text:c="7"/>1 | Laptop <text:s text:c="6"/>| <text:s text:c="5"/>234 | 2000-03-02 |</text:p>
      <text:p text:style-name="Preformatted_20_Text">| <text:s text:c="7"/>2 | Desktop <text:s text:c="5"/>| <text:s text:c="5"/>456 | 2001-02-02 |</text:p>
      <text:p text:style-name="Preformatted_20_Text">| <text:s text:c="7"/>3 | Keyboard <text:s text:c="4"/>| <text:s text:c="5"/>457 | 2000-03-02 |</text:p>
      <text:p text:style-name="Preformatted_20_Text">| <text:s text:c="7"/>4 | Mouse <text:s text:c="7"/>| <text:s text:c="5"/>500 | 2001-03-02 |</text:p>
      <text:p text:style-name="Preformatted_20_Text">| <text:s text:c="7"/>5 | AntiVirus <text:s text:c="3"/>| <text:s text:c="5"/>501 | 2002-03-02 |</text:p>
      <text:p text:style-name="Preformatted_20_Text">| <text:s text:c="7"/>6 | Printer <text:s text:c="5"/>| <text:s text:c="5"/>502 | 0203-01-03 |</text:p>
      <text:p text:style-name="Preformatted_20_Text">| <text:s text:c="7"/>7 | Scanner <text:s text:c="5"/>| <text:s text:c="5"/>500 | 2001-03-02 |</text:p>
      <text:p text:style-name="Preformatted_20_Text">+----------+--------------+----------+------------+</text:p>
      <text:p text:style-name="P1">7 rows in set (0.00 sec)</text:p>
      <text:p text:style-name="P10">4.</text:p>
      <text:p text:style-name="P5">ROLLBACK;</text:p>
      <text:p text:style-name="Preformatted_20_Text">Query OK, 0 rows affected (0.00 sec)</text:p>
      <text:p text:style-name="Preformatted_20_Text"/>
      <text:p text:style-name="Preformatted_20_Text">mysql&gt; SELECT * FROM Order_details;</text:p>
      <text:p text:style-name="Preformatted_20_Text">+----------+--------------+----------+------------+</text:p>
      <text:p text:style-name="Preformatted_20_Text">| order_id | product_name | order_no | order_date |</text:p>
      <text:p text:style-name="Preformatted_20_Text">+----------+--------------+----------+------------+</text:p>
      <text:p text:style-name="Preformatted_20_Text">| <text:s text:c="7"/>1 | Laptop <text:s text:c="6"/>| <text:s text:c="5"/>234 | 2000-03-02 |</text:p>
      <text:p text:style-name="Preformatted_20_Text">| <text:s text:c="7"/>2 | Desktop <text:s text:c="5"/>| <text:s text:c="5"/>456 | 2001-02-02 |</text:p>
      <text:p text:style-name="Preformatted_20_Text">| <text:s text:c="7"/>3 | Keyboard <text:s text:c="4"/>| <text:s text:c="5"/>457 | 2000-03-02 |</text:p>
      <text:p text:style-name="Preformatted_20_Text">| <text:s text:c="7"/>4 | Mouse <text:s text:c="7"/>| <text:s text:c="5"/>500 | 2001-03-02 |</text:p>
      <text:p text:style-name="Preformatted_20_Text">| <text:s text:c="7"/>5 | AntiVirus <text:s text:c="3"/>| <text:s text:c="5"/>501 | 2002-03-02 |</text:p>
      <text:p text:style-name="Preformatted_20_Text">+----------+--------------+----------+------------+</text:p>
      <text:p text:style-name="P1">5 rows in set (0.00 sec)</text:p>
      <text:p text:style-name="P10">5.</text:p>
      <text:p text:style-name="P5">START TRANSACTION;</text:p>
      <text:p text:style-name="P1">Query OK, 0 rows affected (0.00 sec)</text:p>
      <text:p text:style-name="P7"><text:span text:style-name="T1">delete from Order_details where order_id = 4;</text:span></text:p>
      <text:p text:style-name="Preformatted_20_Text"><text:soft-page-break/></text:p>
      <text:p text:style-name="Preformatted_20_Text">mysql&gt; delete from Order_details where order_id = 5;</text:p>
      <text:p text:style-name="P1">Query OK, 1 row affected (0.00 sec)</text:p>
      <text:p text:style-name="P6">6.</text:p>
      <text:p text:style-name="P6">SELECT * FROM Order_details;</text:p>
      <text:p text:style-name="Preformatted_20_Text">+----------+--------------+----------+------------+</text:p>
      <text:p text:style-name="Preformatted_20_Text">| order_id | product_name | order_no | order_date |</text:p>
      <text:p text:style-name="Preformatted_20_Text">+----------+--------------+----------+------------+</text:p>
      <text:p text:style-name="Preformatted_20_Text">| <text:s text:c="7"/>1 | Laptop <text:s text:c="6"/>| <text:s text:c="5"/>234 | 2000-03-02 |</text:p>
      <text:p text:style-name="Preformatted_20_Text">| <text:s text:c="7"/>2 | Desktop <text:s text:c="5"/>| <text:s text:c="5"/>456 | 2001-02-02 |</text:p>
      <text:p text:style-name="Preformatted_20_Text">| <text:s text:c="7"/>3 | Keyboard <text:s text:c="4"/>| <text:s text:c="5"/>457 | 2000-03-02 |</text:p>
      <text:p text:style-name="Preformatted_20_Text">+----------+--------------+----------+------------+</text:p>
      <text:p text:style-name="P1">3 rows in set (0.00 sec)</text:p>
      <text:p text:style-name="P6">7.</text:p>
      <text:p text:style-name="P6">commit;</text:p>
      <text:p text:style-name="Preformatted_20_Text">Query OK, 0 rows affected (0.01 sec)</text:p>
      <text:p text:style-name="Preformatted_20_Text"/>
      <text:p text:style-name="Preformatted_20_Text">mysql&gt; SELECT * FROM Order_details;</text:p>
      <text:p text:style-name="Preformatted_20_Text">+----------+--------------+----------+------------+</text:p>
      <text:p text:style-name="Preformatted_20_Text">| order_id | product_name | order_no | order_date |</text:p>
      <text:p text:style-name="Preformatted_20_Text">+----------+--------------+----------+------------+</text:p>
      <text:p text:style-name="Preformatted_20_Text">| <text:s text:c="7"/>1 | Laptop <text:s text:c="6"/>| <text:s text:c="5"/>234 | 2000-03-02 |</text:p>
      <text:p text:style-name="Preformatted_20_Text">| <text:s text:c="7"/>2 | Desktop <text:s text:c="5"/>| <text:s text:c="5"/>456 | 2001-02-02 |</text:p>
      <text:p text:style-name="Preformatted_20_Text">| <text:s text:c="7"/>3 | Keyboard <text:s text:c="4"/>| <text:s text:c="5"/>457 | 2000-03-02 |</text:p>
      <text:p text:style-name="P1">+----------+--------------+----------+------------+</text:p>
      <text:p text:style-name="P6">8.</text:p>
      <text:p text:style-name="P6">set autocommit = 0;</text:p>
      <text:p text:style-name="Preformatted_20_Text">Query OK, 0 rows affected (0.00 sec)</text:p>
      <text:p text:style-name="Preformatted_20_Text"/>
      <text:p text:style-name="Preformatted_20_Text">mysql&gt; savepoint svp_update;</text:p>
      <text:p text:style-name="P1">Query OK, 0 rows affected (0.01 sec)</text:p>
      <text:p text:style-name="P6">9.</text:p>
      <text:p text:style-name="P6">update Order_details set product_name=’Mechanical Keyboard’ where order_no = 457;</text:p>
      <text:p text:style-name="P1">Query OK, 1 row affected (0.00 sec)</text:p>
      <text:p text:style-name="P6">10.</text:p>
      <text:p text:style-name="P6">INSERT INTO Order_details VALUES(8,’Monitor’,522,’2003-01-03’),(9,’webcam’,510,’2001-03-02’);</text:p>
      <text:p text:style-name="Preformatted_20_Text">Query OK, 2 rows affected (0.00 sec)</text:p>
      <text:p text:style-name="Preformatted_20_Text">Records: 2 <text:s/>Duplicates: 0 <text:s/>Warnings: 0</text:p>
      <text:p text:style-name="P1"/>
      <text:p text:style-name="P6"/>
      <text:p text:style-name="P10"><text:soft-page-break/>11.</text:p>
      <text:p text:style-name="P5">savepoint delt;</text:p>
      <text:p text:style-name="P10">12.</text:p>
      <text:p text:style-name="P5">delete from Order_details where product_name = ‘Desktop’;</text:p>
      <text:p text:style-name="P8">13.</text:p>
      <text:p text:style-name="P8">SELECT * FROM Order_details;</text:p>
      <text:p text:style-name="Preformatted_20_Text">+----------+---------------------+----------+------------+</text:p>
      <text:p text:style-name="Preformatted_20_Text">| order_id | product_name <text:s text:c="7"/>| order_no | order_date |</text:p>
      <text:p text:style-name="Preformatted_20_Text">+----------+---------------------+----------+------------+</text:p>
      <text:p text:style-name="Preformatted_20_Text">| <text:s text:c="7"/>1 | Laptop <text:s text:c="13"/>| <text:s text:c="5"/>234 | 2000-03-02 |</text:p>
      <text:p text:style-name="Preformatted_20_Text">| <text:s text:c="7"/>3 | Mechanical Keyboard | <text:s text:c="5"/>457 | 2000-03-02 |</text:p>
      <text:p text:style-name="Preformatted_20_Text">| <text:s text:c="7"/>8 | Monitor <text:s text:c="12"/>| <text:s text:c="5"/>522 | 0203-01-03 |</text:p>
      <text:p text:style-name="Preformatted_20_Text">| <text:s text:c="7"/>9 | webcam <text:s text:c="13"/>| <text:s text:c="5"/>510 | 2001-03-02 |</text:p>
      <text:p text:style-name="P1">+----------+---------------------+----------+------------+</text:p>
      <text:p text:style-name="P8">14.</text:p>
      <text:p text:style-name="P8">rollback to savepoint delt;</text:p>
      <text:p text:style-name="Preformatted_20_Text">Query OK, 0 rows affected (0.00 sec)</text:p>
      <text:p text:style-name="Preformatted_20_Text"/>
      <text:p text:style-name="Preformatted_20_Text">mysql&gt; SELECT * FROM Order_details;</text:p>
      <text:p text:style-name="Preformatted_20_Text">+----------+---------------------+----------+------------+</text:p>
      <text:p text:style-name="Preformatted_20_Text">| order_id | product_name <text:s text:c="7"/>| order_no | order_date |</text:p>
      <text:p text:style-name="Preformatted_20_Text">+----------+---------------------+----------+------------+</text:p>
      <text:p text:style-name="Preformatted_20_Text">| <text:s text:c="7"/>1 | Laptop <text:s text:c="13"/>| <text:s text:c="5"/>234 | 2000-03-02 |</text:p>
      <text:p text:style-name="Preformatted_20_Text">| <text:s text:c="7"/>2 | Desktop <text:s text:c="12"/>| <text:s text:c="5"/>456 | 2001-02-02 |</text:p>
      <text:p text:style-name="Preformatted_20_Text">| <text:s text:c="7"/>3 | Mechanical Keyboard | <text:s text:c="5"/>457 | 2000-03-02 |</text:p>
      <text:p text:style-name="Preformatted_20_Text">| <text:s text:c="7"/>8 | Monitor <text:s text:c="12"/>| <text:s text:c="5"/>522 | 0203-01-03 |</text:p>
      <text:p text:style-name="Preformatted_20_Text">| <text:s text:c="7"/>9 | webcam <text:s text:c="13"/>| <text:s text:c="5"/>510 | 2001-03-02 |</text:p>
      <text:p text:style-name="Preformatted_20_Text">+----------+---------------------+----------+------------+</text:p>
      <text:p text:style-name="Preformatted_20_Text">5 rows in set (0.00 sec)</text:p>
      <text:p text:style-name="Preformatted_20_Text"/>
      <text:p text:style-name="Preformatted_20_Text">mysql&gt; rollback to savepoint svp_update;</text:p>
      <text:p text:style-name="Preformatted_20_Text">Query OK, 0 rows affected (0.01 sec)</text:p>
      <text:p text:style-name="Preformatted_20_Text"/>
      <text:p text:style-name="Preformatted_20_Text">mysql&gt; SELECT * FROM Order_details;</text:p>
      <text:p text:style-name="Preformatted_20_Text">+----------+--------------+----------+------------+</text:p>
      <text:p text:style-name="Preformatted_20_Text">| order_id | product_name | order_no | order_date |</text:p>
      <text:p text:style-name="Preformatted_20_Text">+----------+--------------+----------+------------+</text:p>
      <text:p text:style-name="Preformatted_20_Text">| <text:s text:c="7"/>1 | Laptop <text:s text:c="6"/>| <text:s text:c="5"/>234 | 2000-03-02 |</text:p>
      <text:p text:style-name="Preformatted_20_Text">| <text:s text:c="7"/>2 | Desktop <text:s text:c="5"/>| <text:s text:c="5"/>456 | 2001-02-02 |</text:p>
      <text:p text:style-name="Preformatted_20_Text">| <text:s text:c="7"/>3 | Keyboard <text:s text:c="4"/>| <text:s text:c="5"/>457 | 2000-03-02 |</text:p>
      <text:p text:style-name="Preformatted_20_Text">+----------+--------------+----------+------------+</text:p>
      <text:p text:style-name="Preformatted_20_Text">3 rows in set (0.00 sec)</text:p>
      <text:p text:style-name="Preformatted_20_Text"/>
      <text:p text:style-name="Preformatted_20_Text">mysql&gt; commit;</text:p>
      <text:p text:style-name="Preformatted_20_Text">Query OK, 0 rows affected (0.00 sec)</text:p>
      <text:p text:style-name="Preformatted_20_Text"/>
      <text:p text:style-name="Preformatted_20_Text">mysql&gt; set autocommit = 1;</text:p>
      <text:p text:style-name="Preformatted_20_Text">Query OK, 0 rows affected (0.00 sec)</text:p>
      <text:p text:style-name="P1"/>
      <text:p text:style-name="P8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20:29.193190300</meta:creation-date>
    <dc:date>2025-03-12T10:13:32.189071234</dc:date>
    <meta:editing-duration>PT2M36S</meta:editing-duration>
    <meta:editing-cycles>1</meta:editing-cycles>
    <meta:document-statistic meta:table-count="0" meta:image-count="0" meta:object-count="0" meta:page-count="3" meta:paragraph-count="129" meta:word-count="796" meta:character-count="5369" meta:non-whitespace-character-count="4135"/>
    <meta:generator>LibreOffice/7.3.7.2$Linux_X86_64 LibreOffice_project/30$Build-2</meta:generator>
  </office:meta>
</office:document-meta>
</file>